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yriadPro-BoldCond" svg:font-family="MyriadPro-BoldC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yriadPro-BoldCond1" svg:font-family="MyriadPro-BoldCond" style:font-family-generic="system" style:font-pitch="variable"/>
    <style:font-face style:name="MyriadPro-Cond" svg:font-family="MyriadPro-Cond" style:font-family-generic="system" style:font-pitch="variable"/>
    <style:font-face style:name="Noto Sans Devanagari" svg:font-family="'Noto Sans Devanagari'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cm" fo:margin-top="0cm" fo:margin-bottom="0cm" table:align="left" style:writing-mode="lr-tb"/>
    </style:style>
    <style:style style:name="Table1.A" style:family="table-column">
      <style:table-column-properties style:column-width="9.077cm"/>
    </style:style>
    <style:style style:name="Table1.B" style:family="table-column">
      <style:table-column-properties style:column-width="2.224cm"/>
    </style:style>
    <style:style style:name="Table1.C" style:family="table-column">
      <style:table-column-properties style:column-width="5.39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fo:padding-left="0.189cm" fo:padding-right="0.189cm" fo:padding-top="0cm" fo:padding-bottom="0cm" fo:border="0.75pt solid #00000a"/>
    </style:style>
    <style:style style:name="Table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A2" style:family="table-cell">
      <style:table-cell-properties style:vertical-align="middle" fo:padding-left="0.189cm" fo:padding-right="0.189cm" fo:padding-top="0cm" fo:padding-bottom="0cm" fo:border="0.75pt solid #00000a"/>
    </style:style>
    <style:style style:name="Table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4" style:family="table-row">
      <style:table-row-properties fo:keep-together="auto"/>
    </style:style>
    <style:style style:name="Table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5" style:family="table-row">
      <style:table-row-properties fo:keep-together="auto"/>
    </style:style>
    <style:style style:name="Table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6" style:family="table-row">
      <style:table-row-properties fo:keep-together="auto"/>
    </style:style>
    <style:style style:name="Table1.C6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7" style:family="table-row">
      <style:table-row-properties fo:keep-together="auto"/>
    </style:style>
    <style:style style:name="Table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8" style:family="table-row">
      <style:table-row-properties fo:keep-together="auto"/>
    </style:style>
    <style:style style:name="Table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9" style:family="table-row">
      <style:table-row-properties fo:keep-together="auto"/>
    </style:style>
    <style:style style:name="Table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10" style:family="table-row">
      <style:table-row-properties style:min-row-height="0.944cm" fo:keep-together="auto"/>
    </style:style>
    <style:style style:name="Table2" style:family="table">
      <style:table-properties style:width="15.63cm" fo:margin-left="-0.386cm" fo:margin-top="0cm" fo:margin-bottom="0cm" table:align="left" style:writing-mode="lr-tb"/>
    </style:style>
    <style:style style:name="Table2.A" style:family="table-column">
      <style:table-column-properties style:column-width="7.19cm"/>
    </style:style>
    <style:style style:name="Table2.B" style:family="table-column">
      <style:table-column-properties style:column-width="2.939cm"/>
    </style:style>
    <style:style style:name="Table2.C" style:family="table-column">
      <style:table-column-properties style:column-width="2.7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caption">
      <style:paragraph-properties fo:margin-left="0.635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9" style:family="paragraph" style:parent-style-name="Standard" style:list-style-name="WWNum4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 style:list-style-name="WWNum13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6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7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  <style:text-properties fo:color="#c00000"/>
    </style:style>
    <style:style style:name="P19" style:family="paragraph" style:parent-style-name="Standard" style:list-style-name="WWNum14"/>
    <style:style style:name="P20" style:family="paragraph" style:parent-style-name="Standard">
      <style:paragraph-properties fo:text-align="center" style:justify-single-word="false" fo:keep-together="always" fo:keep-with-next="always"/>
    </style:style>
    <style:style style:name="P21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7.62cm" fo:margin-right="0cm" fo:hyphenation-ladder-count="no-limit" fo:text-indent="-7.62cm" style:auto-text-indent="false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indent="1.251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7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.251cm" style:auto-text-indent="false" fo:background-color="#ffffff"/>
    </style:style>
    <style:style style:name="P28" style:family="paragraph" style:parent-style-name="Standard">
      <style:paragraph-properties fo:margin-left="0cm" fo:margin-right="0cm" fo:margin-top="0.176cm" fo:margin-bottom="0.176cm" loext:contextual-spacing="true" fo:text-align="justify" style:justify-single-word="false" fo:text-indent="1.251cm" style:auto-text-indent="false"/>
    </style:style>
    <style:style style:name="P29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font-style="italic" style:font-style-asian="italic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2.752cm"/>
        </style:tab-stops>
      </style:paragraph-properties>
    </style:style>
    <style:style style:name="P32" style:family="paragraph" style:parent-style-name="Standard">
      <style:paragraph-properties fo:margin-left="1.501cm" fo:margin-right="0cm" fo:text-align="justify" style:justify-single-word="false" fo:hyphenation-ladder-count="no-limit" fo:text-indent="1cm" style:auto-text-indent="false"/>
      <style:text-properties fo:hyphenate="false" fo:hyphenation-remain-char-count="2" fo:hyphenation-push-char-count="2"/>
    </style:style>
    <style:style style:name="P33" style:family="paragraph" style:parent-style-name="Standard" style:list-style-name="WWNum24">
      <style:paragraph-properties fo:margin-left="1.501cm" fo:margin-right="0cm" fo:text-align="justify" style:justify-single-word="false" fo:orphans="2" fo:widows="2" fo:text-indent="-0.635cm" style:auto-text-indent="false"/>
    </style:style>
    <style:style style:name="P34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5" style:family="paragraph" style:parent-style-name="Standard" style:list-style-name="WWNum24">
      <style:paragraph-properties fo:margin-left="1.251cm" fo:margin-right="0cm" fo:text-align="justify" style:justify-single-word="false" fo:hyphenation-ladder-count="no-limit" fo:text-indent="-0.635cm" style:auto-text-indent="false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.25cm" fo:margin-right="0cm" fo:text-align="justify" style:justify-single-word="false" fo:text-indent="1cm" style:auto-text-indent="false"/>
    </style:style>
    <style:style style:name="P39" style:family="paragraph" style:parent-style-name="Standard">
      <style:paragraph-properties fo:margin-left="0.25cm" fo:margin-right="0cm" fo:text-indent="1.251cm" style:auto-text-indent="false"/>
    </style:style>
    <style:style style:name="P40" style:family="paragraph" style:parent-style-name="Standard">
      <style:paragraph-properties fo:margin-left="0.635cm" fo:margin-right="0cm" fo:text-indent="0cm" style:auto-text-indent="false"/>
    </style:style>
    <style:style style:name="P41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4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3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>
        <style:tab-stops>
          <style:tab-stop style:position="0.529cm"/>
        </style:tab-stops>
      </style:paragraph-properties>
      <style:text-properties fo:hyphenate="false" fo:hyphenation-remain-char-count="2" fo:hyphenation-push-char-count="2"/>
    </style:style>
    <style:style style:name="P44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5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6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47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48" style:family="paragraph" style:parent-style-name="Standard">
      <style:paragraph-properties fo:margin-left="0.25cm" fo:margin-right="0cm" fo:text-align="justify" style:justify-single-word="false" fo:text-indent="0cm" style:auto-text-indent="false"/>
    </style:style>
    <style:style style:name="P49" style:family="paragraph" style:parent-style-name="Standard">
      <style:paragraph-properties fo:margin-left="1.249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0" style:family="paragraph" style:parent-style-name="Standard">
      <style:paragraph-properties fo:margin-left="0.616cm" fo:margin-right="0cm" fo:text-align="justify" style:justify-single-word="false" fo:hyphenation-ladder-count="no-limit" fo:text-indent="0cm" style:auto-text-indent="false"/>
      <style:text-properties fo:font-style="italic" style:font-style-asian="italic" fo:hyphenate="false" fo:hyphenation-remain-char-count="2" fo:hyphenation-push-char-count="2"/>
    </style:style>
    <style:style style:name="P51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52" style:family="paragraph" style:parent-style-name="Body_20_Text_20_2">
      <style:paragraph-properties fo:margin-top="0.176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53" style:family="paragraph" style:parent-style-name="Body_20_Text_20_2" style:list-style-name="WWNum23">
      <style:paragraph-properties fo:margin-top="0.176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54" style:family="paragraph" style:parent-style-name="Heading_20_3" style:list-style-name="">
      <style:paragraph-properties fo:margin-left="0.501cm" fo:margin-right="0cm" fo:margin-top="0cm" fo:margin-bottom="0cm" loext:contextual-spacing="false" fo:text-indent="0cm" style:auto-text-indent="false"/>
    </style:style>
    <style:style style:name="P55" style:family="paragraph" style:parent-style-name="Text_20_body">
      <style:paragraph-properties fo:margin-left="0.635cm" fo:margin-right="0cm" fo:text-align="justify" style:justify-single-word="false" fo:text-indent="0cm" style:auto-text-indent="false"/>
    </style:style>
    <style:style style:name="P56" style:family="paragraph" style:parent-style-name="Text_20_body">
      <style:paragraph-properties fo:margin-left="0.635cm" fo:margin-right="0cm" fo:margin-top="0.176cm" fo:margin-bottom="0cm" loext:contextual-spacing="false" fo:text-align="justify" style:justify-single-word="false" fo:orphans="2" fo:widows="2" fo:text-indent="0cm" style:auto-text-indent="false"/>
    </style:style>
    <style:style style:name="P57" style:family="paragraph" style:parent-style-name="Text_20_body" style:list-style-name="WWNum24">
      <style:paragraph-properties fo:margin-left="1.251cm" fo:margin-right="0cm" fo:margin-top="0.176cm" fo:margin-bottom="0cm" loext:contextual-spacing="false" fo:text-align="justify" style:justify-single-word="false" fo:orphans="2" fo:widows="2" fo:text-indent="-0.635cm" style:auto-text-indent="false"/>
    </style:style>
    <style:style style:name="P58" style:family="paragraph" style:parent-style-name="Heading_20_7">
      <style:paragraph-properties fo:margin-left="0.635cm" fo:margin-right="0cm" fo:margin-top="0cm" fo:margin-bottom="0.176cm" loext:contextual-spacing="false" fo:text-indent="0cm" style:auto-text-indent="false"/>
    </style:style>
    <style:style style:name="P59" style:family="paragraph" style:parent-style-name="Heading_20_5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51cm" style:auto-text-indent="false" fo:background-color="#ffffff"/>
    </style:style>
    <style:style style:name="P60" style:family="paragraph" style:parent-style-name="Balloon_20_Text" style:list-style-name="WWNum4"/>
    <style:style style:name="P61" style:family="paragraph" style:parent-style-name="List_20_Paragraph" style:list-style-name="WWNum24">
      <style:paragraph-properties fo:margin-left="1.251cm" fo:margin-right="0cm" fo:margin-top="0.176cm" fo:margin-bottom="0cm" loext:contextual-spacing="false" fo:line-height="100%" fo:orphans="0" fo:widows="0" fo:text-indent="-0.635cm" style:auto-text-indent="false">
        <style:tab-stops>
          <style:tab-stop style:position="1.251cm"/>
          <style:tab-stop style:position="3.81cm"/>
        </style:tab-stops>
      </style:paragraph-properties>
    </style:style>
    <style:style style:name="P62" style:family="paragraph" style:parent-style-name="List_20_Paragraph" style:list-style-name="WWNum24">
      <style:paragraph-properties fo:margin-left="1.251cm" fo:margin-right="0cm" fo:margin-top="0.176cm" fo:margin-bottom="0cm" loext:contextual-spacing="false" fo:line-height="100%" fo:text-align="justify" style:justify-single-word="false" fo:orphans="0" fo:widows="0" fo:text-indent="-0.635cm" style:auto-text-indent="false">
        <style:tab-stops>
          <style:tab-stop style:position="1.752cm"/>
        </style:tab-stops>
      </style:paragraph-properties>
    </style:style>
    <style:style style:name="P63" style:family="paragraph" style:parent-style-name="List_20_Paragraph" style:list-style-name="WWNum24">
      <style:paragraph-properties fo:margin-left="1.251cm" fo:margin-right="0cm" fo:margin-top="0.176cm" fo:margin-bottom="0cm" loext:contextual-spacing="false" fo:text-align="justify" style:justify-single-word="false" fo:text-indent="-0.635cm" style:auto-text-indent="false"/>
    </style:style>
    <style:style style:name="P64" style:family="paragraph" style:parent-style-name="List_20_Paragraph" style:list-style-name="WWNum24">
      <style:paragraph-properties fo:margin-left="1.501cm" fo:margin-right="0cm" fo:margin-top="0.176cm" fo:margin-bottom="0cm" loext:contextual-spacing="false" fo:line-height="100%" fo:orphans="0" fo:widows="0" fo:text-indent="-0.635cm" style:auto-text-indent="false">
        <style:tab-stops>
          <style:tab-stop style:position="1.251cm"/>
          <style:tab-stop style:position="3.81cm"/>
        </style:tab-stops>
      </style:paragraph-properties>
    </style:style>
    <style:style style:name="P65" style:family="paragraph" style:parent-style-name="List_20_Paragraph" style:list-style-name="WWNum24">
      <style:paragraph-properties fo:margin-left="1.752cm" fo:margin-right="0cm" fo:margin-top="0.176cm" fo:margin-bottom="0cm" loext:contextual-spacing="false" fo:line-height="100%" fo:text-align="justify" style:justify-single-word="false" fo:orphans="0" fo:widows="0" fo:text-indent="-0.635cm" style:auto-text-indent="false">
        <style:tab-stops>
          <style:tab-stop style:position="1.752cm"/>
        </style:tab-stops>
      </style:paragraph-properties>
    </style:style>
    <style:style style:name="P66" style:family="paragraph" style:parent-style-name="List_20_Paragraph" style:list-style-name="WWNum14">
      <style:paragraph-properties fo:margin-top="0.176cm" fo:margin-bottom="0cm" loext:contextual-spacing="false" fo:line-height="100%" fo:text-align="justify" style:justify-single-word="false"/>
    </style:style>
    <style:style style:name="P67" style:family="paragraph" style:parent-style-name="List_20_Paragraph">
      <style:paragraph-properties fo:margin-left="0.635cm" fo:margin-right="0cm" fo:margin-top="0.176cm" fo:margin-bottom="0cm" loext:contextual-spacing="false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68" style:family="paragraph" style:parent-style-name="kr_5f_обычный">
      <style:paragraph-properties fo:margin-left="0cm" fo:margin-right="0cm" fo:text-indent="0cm" style:auto-text-indent="false"/>
    </style:style>
    <style:style style:name="P69" style:family="paragraph" style:parent-style-name="Маркированный_20_список1" style:list-style-name="WWNum28">
      <style:paragraph-properties>
        <style:tab-stops>
          <style:tab-stop style:position="2.521cm"/>
        </style:tab-stops>
      </style:paragraph-properties>
    </style:style>
    <style:style style:name="P70" style:family="paragraph" style:parent-style-name="ConsPlusTitle">
      <style:paragraph-properties fo:text-align="justify" style:justify-single-word="false" fo:orphans="2" fo:widows="2"/>
    </style:style>
    <style:style style:name="P71" style:family="paragraph" style:parent-style-name="Heading_20_4">
      <loext:graphic-properties draw:fill="solid" draw:fill-color="#ffffff"/>
      <style:paragraph-properties fo:margin-left="0cm" fo:margin-right="0cm" fo:margin-top="0cm" fo:margin-bottom="0cm" loext:contextual-spacing="false" style:line-height-at-least="0.54cm" fo:text-align="center" style:justify-single-word="false" fo:text-indent="1.251cm" style:auto-text-indent="false" fo:background-color="#ffffff"/>
      <style:text-properties fo:color="#000000" style:font-name="Times New Roman" fo:font-size="12pt" style:font-name-asian="Calibri1" style:font-size-asian="12pt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4" style:family="text">
      <style:text-properties fo:font-size="14pt" fo:font-weight="normal" style:font-name-asian="Calibri1" style:font-size-asian="14pt" style:language-asian="en" style:country-asian="US" style:font-weight-asian="normal" style:font-size-complex="14pt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MyriadPro-Con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name-asian="MyriadPro-Cond" style:font-size-asian="12pt" style:font-size-complex="12pt" style:font-weight-complex="bold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2pt" style:font-size-asian="12pt" style:language-asian="ru" style:country-asian="RU" style:font-name-complex="Times New Roman1" style:font-size-complex="12pt" style:font-style-complex="italic"/>
    </style:style>
    <style:style style:name="T19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 style:font-style-complex="italic"/>
    </style:style>
    <style:style style:name="T2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2" style:family="text">
      <style:text-properties fo:color="#000000"/>
    </style:style>
    <style:style style:name="T23" style:family="text">
      <style:text-properties fo:color="#000000" style:font-weight-complex="bold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color="#000000" style:font-name-asian="MyriadPro-Cond"/>
    </style:style>
    <style:style style:name="T26" style:family="text">
      <style:text-properties fo:color="#000000" style:font-name="Times New Roman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/>
    </style:style>
    <style:style style:name="T28" style:family="text">
      <style:text-properties fo:color="#000000" fo:font-size="14pt" fo:language="en" fo:country="US" fo:background-color="#ffffff" loext:char-shading-value="0" style:font-size-asian="14pt" style:font-size-complex="14pt"/>
    </style:style>
    <style:style style:name="T29" style:family="text">
      <style:text-properties fo:color="#333333" style:font-name-asian="MyriadPro-Cond" style:font-weight-complex="bold"/>
    </style:style>
    <style:style style:name="T30" style:family="text">
      <style:text-properties fo:color="#333333" fo:font-style="italic" style:font-name-asian="MyriadPro-Cond" style:font-style-asian="italic" style:font-style-complex="italic" style:font-weight-complex="bold"/>
    </style:style>
    <style:style style:name="T31" style:family="text">
      <style:text-properties fo:color="#333333" fo:font-style="italic" style:font-name-asian="MyriadPro-Cond" style:font-style-asian="italic" style:font-weight-complex="bold"/>
    </style:style>
    <style:style style:name="T32" style:family="text">
      <style:text-properties fo:color="#333333" fo:font-style="italic" fo:font-weight="bold" style:font-name-asian="MyriadPro-Cond" style:font-style-asian="italic" style:font-weight-asian="bold" style:font-weight-complex="bold"/>
    </style:style>
    <style:style style:name="T33" style:family="text">
      <style:text-properties fo:color="#333333" fo:font-weight="bold" style:font-name-asian="MyriadPro-Cond" style:font-weight-asian="bold" style:font-weight-complex="bold"/>
    </style:style>
    <style:style style:name="T34" style:family="text">
      <style:text-properties fo:color="#ffffff" style:font-name-asian="MyriadPro-Cond" style:font-weight-complex="bold"/>
    </style:style>
    <style:style style:name="T35" style:family="text">
      <style:text-properties style:font-name-asian="MyriadPro-Cond"/>
    </style:style>
    <style:style style:name="T36" style:family="text">
      <style:text-properties style:font-name-asian="MyriadPro-Cond" style:font-weight-complex="bold"/>
    </style:style>
    <style:style style:name="T37" style:family="text">
      <style:text-properties style:font-name-asian="MyriadPro-Cond" style:font-style-complex="italic" style:font-weight-complex="bold"/>
    </style:style>
    <style:style style:name="T38" style:family="text">
      <style:text-properties fo:color="#262626" fo:font-weight="bold" style:font-name-asian="MyriadPro-Cond" style:font-weight-asian="bold" style:font-weight-complex="bold"/>
    </style:style>
    <style:style style:name="T39" style:family="text">
      <style:text-properties fo:color="#262626" fo:font-weight="bold" style:font-name-asian="MyriadPro-Cond" style:font-weight-asian="bold" style:font-style-complex="italic" style:font-weight-complex="bold"/>
    </style:style>
    <style:style style:name="T40" style:family="text">
      <style:text-properties fo:color="#262626" style:font-name="Times New Roman" fo:font-size="12pt" fo:font-style="normal" fo:font-weight="normal" style:font-name-asian="MyriadPro-Cond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weight-complex="bold"/>
    </style:style>
    <style:style style:name="T42" style:family="text">
      <style:text-properties style:font-name="MyriadPro-BoldCond" style:font-name-complex="MyriadPro-BoldCond1" style:font-weight-complex="bold"/>
    </style:style>
    <style:style style:name="T43" style:family="text">
      <style:text-properties fo:color="#c00000"/>
    </style:style>
    <style:style style:name="T44" style:family="text">
      <style:text-properties fo:language="ru" fo:country="RU"/>
    </style:style>
    <style:style style:name="T45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1">АННОТАЦИЯ</text:span></text:p>
      <text:p text:style-name="P2"><text:span text:style-name="T1">РАБОЧЕЙ ПРОГРАММЫ ДИСЦИПЛИНЫ</text:span></text:p>
      <text:p text:style-name="P3"/>
      <text:p text:style-name="P20"><text:span text:style-name="T2">ПЛАНИРОВАНИЕ И УПРАВЛЕНИЕ ПРОЕКТНОЙ ДЕЯТЕЛЬНОСТЬЮ</text:span></text:p>
      <text:p text:style-name="P2"><text:span text:style-name="T5"><text:s/>(наименование дисциплины)</text:span></text:p>
      <text:p text:style-name="P21">Направление подготовки/специальность высшего образования:</text:p>
      <text:p text:style-name="P7"><text:span text:style-name="T6">___</text:span><text:span text:style-name="T3">230100 «Информатика и вычислительная <text:s text:c="2"/>техника</text:span> </text:p>
      <text:p text:style-name="P22"><text:span text:style-name="T5">(код и наименование направления подготовки/специальности)</text:span></text:p>
      <text:p text:style-name="P21"/>
      <text:p text:style-name="P23">Программа магистратуры:</text:p>
      <text:p text:style-name="P24"><text:span text:style-name="T3">Сети ЭВМ и телекоммуникации</text:span></text:p>
      <text:p text:style-name="P2"><text:span text:style-name="T5">(указать профиль подготовки/наименование магистерской программы/специализацию)</text:span></text:p>
      <text:p text:style-name="P8"/>
      <text:p text:style-name="P8">Квалификация: <text:s text:c="7"/><text:span text:style-name="T9">МАГИСТР</text:span></text:p>
      <text:p text:style-name="P4"/>
      <text:p text:style-name="P8"><text:span text:style-name="T6">1. Цели и задачи освоения дисциплины </text:span></text:p>
      <text:p text:style-name="P26">Цель изучения дисциплины заключается: в выработке компетенций <text:s/>планировать и управлять проектной деятельностью.</text:p>
      <text:p text:style-name="P55">Основными задачами изучения дисциплины являются:</text:p>
      <text:list xml:id="list8909883741879025436" text:style-name="WWNum28">
        <text:list-item>
          <text:p text:style-name="P69"><text:span text:style-name="T10">определение понятия проектной деятельности <text:s/>и его отличия от текущей (операционной) деятельности</text:span></text:p>
        </text:list-item>
        <text:list-item>
          <text:p text:style-name="P69"><text:span text:style-name="T10">изучение этапов жизненного цикла проекта</text:span></text:p>
        </text:list-item>
        <text:list-item>
          <text:p text:style-name="P69"><text:soft-page-break/><text:span text:style-name="T10">изучение процессов </text:span><text:span text:style-name="T11">управления проектами</text:span></text:p>
        </text:list-item>
        <text:list-item>
          <text:p text:style-name="P69"><text:span text:style-name="T10">знакомство с областями знаний в проектной деятельности</text:span></text:p>
        </text:list-item>
        <text:list-item>
          <text:p text:style-name="P69"><text:span text:style-name="T10">изучение современных программных <text:s/>средств создания проектов на примере </text:span><text:span text:style-name="T12">MS</text:span><text:span text:style-name="T10"> </text:span><text:span text:style-name="T12">Project</text:span><text:span text:style-name="T10"> <text:s/></text:span></text:p>
        </text:list-item>
      </text:list>
      <text:p text:style-name="P29"/>
      <text:p text:style-name="P8"><text:span text:style-name="T6">2. Компетенции обучающегося, формируемые в результате освоения дисциплины </text:span></text:p>
      <text:p text:style-name="P31">Освоение программы настоящей дисциплины позволит сформировать у обучающегося следующие компетенции: </text:p>
      <text:list xml:id="list7572619196570710678" text:style-name="WWNum4">
        <text:list-item>
          <text:p text:style-name="P60"><text:span text:style-name="T16">Способен совершенствовать и развивать свой интеллектуальный и общекультурный уровень (ОК-1);</text:span></text:p>
        </text:list-item>
        <text:list-item>
          <text:p text:style-name="P9">использование на практике умений и навыков в организации исследовательских и проектных работ, в управлении коллективом (ОК-5);</text:p>
        </text:list-item>
        <text:list-item>
          <text:p text:style-name="P9">способность проявлять инициативу, в том числе в ситуациях риска, брать на себя всю полноту ответственности (ОК-6);</text:p>
        </text:list-item>
        <text:list-item>
          <text:p text:style-name="P9"><text:s/>способность проявлять инициативу, в том числе в ситуациях риска, брать на себя всю полноту ответственности (ОПК-6);</text:p>
        </text:list-item>
        <text:list-item>
          <text:p text:style-name="P9">знание методов научных исследований и владение навыками их проведения (ПК-2);</text:p>
        </text:list-item>
        <text:list-item>
          <text:p text:style-name="P9">применение перспективных методов исследования и решения профессиональных задач на основе знания мировых тенденций развития вычислительной техники и информационных технологий (ПК-7)</text:p>
        </text:list-item>
      </text:list>
      <text:p text:style-name="P8"/>
      <text:p text:style-name="P8">В результате освоения программы обучающийся должен:</text:p>
      <text:p text:style-name="P56">знать:<text:span text:style-name="T1"> </text:span></text:p>
      <text:list xml:id="list4296345956635032040" text:style-name="WWNum24">
        <text:list-item>
          <text:p text:style-name="P61"><text:span text:style-name="T18">основные процессы проектной деятельности, описанные в стандарте </text:span><text:span text:style-name="T19">PMBOK</text:span><text:span text:style-name="T18">;</text:span></text:p>
        </text:list-item>
        <text:list-item>
          <text:p text:style-name="P61"><text:span text:style-name="T18">основы планирования проектной деятельности;</text:span></text:p>
        </text:list-item>
        <text:list-item>
          <text:p text:style-name="P64"><text:span text:style-name="T18">методы и инструменты управления проектной деятельностью</text:span></text:p>
        </text:list-item>
      </text:list>
      <text:p text:style-name="P32"/>
      <text:list xml:id="list202651845253771" text:continue-numbering="true" text:style-name="WWNum24">
        <text:list-item>
          <text:p text:style-name="P33">уметь:<text:span text:style-name="T1"> </text:span></text:p>
        </text:list-item>
        <text:list-item>
          <text:p text:style-name="P57">Организовывать работу и руководить коллективами разработчиков ИТ-проектов;</text:p>
        </text:list-item>
        <text:list-item>
          <text:p text:style-name="P63"><text:soft-page-break/><text:span text:style-name="T16">поддерживать единое информационное пространство планирования и управления проектами на всех этапах жизненного цикла ;</text:span></text:p>
        </text:list-item>
        <text:list-item>
          <text:p text:style-name="P57">выявлять и оценивать риски проектов , проявлять инициативу в их минимизации, <text:s/>брать на себя всю полноту ответственности при принятии решений ;</text:p>
        </text:list-item>
      </text:list>
      <text:p text:style-name="P34"/>
      <text:list xml:id="list202650602916609" text:continue-numbering="true" text:style-name="WWNum24">
        <text:list-item>
          <text:p text:style-name="P35">владеть:</text:p>
        </text:list-item>
        <text:list-item>
          <text:p text:style-name="P62"><text:span text:style-name="T18">методами и инструментами эффективного <text:s/>осуществления процессов проектной деятельности;</text:span></text:p>
        </text:list-item>
        <text:list-item>
          <text:p text:style-name="P65"><text:span text:style-name="T17">современным средством планирования и управления проектами Microsoft Project.</text:span></text:p>
        </text:list-item>
      </text:list>
      <text:p text:style-name="P4"/>
      <text:p text:style-name="P13"><text:span text:style-name="T6">3. Основная структура дисциплины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2"><text:span text:style-name="T6">Вид учебной работы</text:span></text:p>
          </table:table-cell>
          <table:table-cell table:style-name="Table1.B1" table:number-columns-spanned="2" office:value-type="string">
            <text:p text:style-name="P2"><text:span text:style-name="T6">Количество часов</text:span></text:p>
          </table:table-cell>
          <table:covered-table-cell/>
        </table:table-row>
        <table:table-row table:style-name="Table1.1">
          <table:covered-table-cell/>
          <table:table-cell table:style-name="Table1.B2" table:number-rows-spanned="2" office:value-type="string">
            <text:p text:style-name="P36"><text:span text:style-name="T6">Всего</text:span></text:p>
          </table:table-cell>
          <table:table-cell table:style-name="Table1.C2" office:value-type="string">
            <text:p text:style-name="P2"><text:span text:style-name="T6">Семестр</text:span>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2"><text:span text:style-name="T6">№ 2</text:span></text:p>
          </table:table-cell>
        </table:table-row>
        <table:table-row table:style-name="Table1.4">
          <table:table-cell table:style-name="Table1.A1" office:value-type="string">
            <text:p text:style-name="P8">Общая трудоемкость дисциплины</text:p>
          </table:table-cell>
          <table:table-cell table:style-name="Table1.A1" office:value-type="string">
            <text:p text:style-name="P8">108</text:p>
          </table:table-cell>
          <table:table-cell table:style-name="Table1.C4" office:value-type="string">
            <text:p text:style-name="P8">108</text:p>
          </table:table-cell>
        </table:table-row>
        <table:table-row table:style-name="Table1.5">
          <table:table-cell table:style-name="Table1.A1" office:value-type="string">
            <text:p text:style-name="P8">Аудиторные занятия, в том числе:</text:p>
          </table:table-cell>
          <table:table-cell table:style-name="Table1.A1" office:value-type="string">
            <text:p text:style-name="P8">39</text:p>
          </table:table-cell>
          <table:table-cell table:style-name="Table1.C5" office:value-type="string">
            <text:p text:style-name="P8">39</text:p>
          </table:table-cell>
        </table:table-row>
        <table:table-row table:style-name="Table1.6">
          <table:table-cell table:style-name="Table1.A1" office:value-type="string">
            <text:p text:style-name="P37">лекции</text:p>
          </table:table-cell>
          <table:table-cell table:style-name="Table1.A1" office:value-type="string">
            <text:p text:style-name="P8">26</text:p>
          </table:table-cell>
          <table:table-cell table:style-name="Table1.C6" office:value-type="string">
            <text:p text:style-name="P8">26</text:p>
          </table:table-cell>
        </table:table-row>
        <table:table-row table:style-name="Table1.7">
          <table:table-cell table:style-name="Table1.A1" office:value-type="string">
            <text:p text:style-name="P37">лабораторные работы</text:p>
          </table:table-cell>
          <table:table-cell table:style-name="Table1.A1" office:value-type="string">
            <text:p text:style-name="P8">13</text:p>
          </table:table-cell>
          <table:table-cell table:style-name="Table1.C7" office:value-type="string">
            <text:p text:style-name="P8">13</text:p>
          </table:table-cell>
        </table:table-row>
        <table:table-row table:style-name="Table1.8">
          <table:table-cell table:style-name="Table1.A1" office:value-type="string">
            <text:p text:style-name="P37">практические занятия</text:p>
          </table:table-cell>
          <table:table-cell table:style-name="Table1.A1" office:value-type="string">
            <text:p text:style-name="P8"/>
          </table:table-cell>
          <table:table-cell table:style-name="Table1.C8" office:value-type="string">
            <text:p text:style-name="P8"/>
          </table:table-cell>
        </table:table-row>
        <table:table-row table:style-name="Table1.9">
          <table:table-cell table:style-name="Table1.A1" office:value-type="string">
            <text:p text:style-name="P8">Самостоятельная работа (в том числе курсовое проектирование, курсовая работа)</text:p>
          </table:table-cell>
          <table:table-cell table:style-name="Table1.A1" office:value-type="string">
            <text:p text:style-name="P8">69</text:p>
          </table:table-cell>
          <table:table-cell table:style-name="Table1.C9" office:value-type="string">
            <text:p text:style-name="P8">69</text:p>
          </table:table-cell>
        </table:table-row>
        <table:table-row table:style-name="Table1.10">
          <table:table-cell table:style-name="Table1.A1" office:value-type="string">
            <text:p text:style-name="P8">Вид промежуточной аттестации (итогового контроля по дисциплине)</text:p>
          </table:table-cell>
          <table:table-cell table:style-name="Table1.A1" office:value-type="string">
            <text:p text:style-name="P8">зачет</text:p>
          </table:table-cell>
          <table:table-cell table:style-name="Table1.A1" office:value-type="string">
            <text:p text:style-name="P8">зачет</text:p>
          </table:table-cell>
        </table:table-row>
      </table:table>
      <text:p text:style-name="P6"/>
      <text:p text:style-name="P10"><text:span text:style-name="T6">4. Содержание дисциплины</text:span></text:p>
      <text:p text:style-name="P10"><text:soft-page-break/>4.1. Перечень разделов и тем дисциплины</text:p>
      <text:p text:style-name="P27"><text:span text:style-name="T7">Раздел 1. </text:span><text:span text:style-name="T6">Введение. Основные понятия проектной деятельности</text:span></text:p>
      <text:p text:style-name="P26"><text:span text:style-name="T22">Понятие проекта. Проектная и операционная деятельность. Обличительные черты ИТ-проектов. Управление проектами. Стандарт управления </text:span><text:span text:style-name="T29">проектами </text:span><text:span text:style-name="T30">PMBOK. </text:span><text:span text:style-name="T22"><text:s/>Связи между управлением проектами, управлением программами и управлением портфелями.</text:span><text:span text:style-name="T31"> </text:span><text:span text:style-name="T22">Проекты и стратегическое планирование. Задачи </text:span><text:span text:style-name="T29">менеджера проекта.</text:span></text:p>
      <text:p text:style-name="P25"><text:span text:style-name="T7">Раздел</text:span><text:span text:style-name="T33"> <text:s/>2. </text:span><text:span text:style-name="T6">Жизненный цикл проекта</text:span><text:span text:style-name="T33">. Окружение проекта</text:span></text:p>
      <text:p text:style-name="P26"><text:span text:style-name="T34">2</text:span><text:span text:style-name="T29">Характеристики жизненного цикла проекта. </text:span><text:span text:style-name="T22">Взаимосвязи жизненного цикла проекта и продукта. Фазы проекта. Руководство проектом на протяжении жизненного цикла. Связи между фазами. </text:span></text:p>
      <text:p text:style-name="P26"><text:span text:style-name="T22">Заинтересованные стороны проекта. Влияние организации на управление</text:span><text:span text:style-name="T32"> </text:span><text:span text:style-name="T22">проектами: Организационная культура и стили, Организационная структура, активы процессов организации</text:span></text:p>
      <text:p text:style-name="P25"><text:span text:style-name="T7">Раздел</text:span><text:span text:style-name="T33"> <text:s/>3. Процессы управления проектом</text:span></text:p>
      <text:p text:style-name="P25"><text:span text:style-name="T29">Понятие процесса. Группы процессов управления проектами: группа процессов инициации, группа процессов планирования, группа процессов исполнения, группа процессов мониторинга и управления, группа процессов завершения. Описание содержания процессов каждой группы.</text:span></text:p>
      <text:p text:style-name="P25"><text:span text:style-name="T7">Раздел 4. </text:span><text:span text:style-name="T8">Управление интеграцией проекта</text:span></text:p>
      <text:p text:style-name="P38"><text:span text:style-name="T23">Процесс «Разработка устава проекта</text:span><text:span text:style-name="T24">». <text:s/></text:span><text:span text:style-name="T23">Процесс «Разработка плана управления проектом»</text:span><text:span text:style-name="T24"> </text:span><text:span text:style-name="T23">Процесс «Руководство и управление исполнением проекта</text:span><text:span text:style-name="T25">. </text:span><text:span text:style-name="T23">Процесс «Мониторинг и управление работами проекта</text:span><text:span text:style-name="T25">. </text:span><text:span text:style-name="T23">Процесс «Осуществление общего управления изменениями</text:span><text:span text:style-name="T25">. </text:span><text:span text:style-name="T23">Процесс «Завершение проекта или фазы»</text:span><text:span text:style-name="T25">. </text:span></text:p>
      <text:p text:style-name="P39"><text:span text:style-name="T7">Раздел 5. </text:span><text:span text:style-name="T8">Управление содержанием проекта</text:span></text:p>
      <text:p text:style-name="P28"><text:span text:style-name="T36">Сбор требований, Определение содержания, Создание иерархической структуры работ (ИСР), Подтверждение содержания , Управление содержанием – процессы управления содержанием проекта. Входы, выходы, инструменты и методы процессов. Методы сбора требований: </text:span><text:span text:style-name="T35">Интервью, <text:s/>целевые группы, семинары с участием координатора, групповые творческие методы и др. Понятие ИСР. Методы декомпозиции. </text:span></text:p>
      <text:p text:style-name="P25"><text:span text:style-name="T7">Раздел 6. </text:span><text:span text:style-name="T38">Управление сроками проекта</text:span></text:p>
      <text:p text:style-name="P26"><text:span text:style-name="T36">Входы, выходы, инструменты и методы процессов </text:span><text:span text:style-name="T41">Определение операций, Определение последовательности операций, Оценка ресурсов, <text:s/>Оценка длительности операций, <text:s/>Разработка расписания, Управление расписанием. </text:span></text:p>
      <text:p text:style-name="P25"><text:span text:style-name="T7">Раздел 7. </text:span><text:span text:style-name="T8">Управление человеческими ресурсами проекта</text:span></text:p>
      <text:p text:style-name="P26"><text:span text:style-name="T41">Группа процессов </text:span><text:span text:style-name="T36">управления человеческими ресурсами проекта: </text:span><text:span text:style-name="T41">Разработка плана управления человеческими ресурсами,</text:span><text:span text:style-name="T42"> </text:span><text:span text:style-name="T41">Набор команды проекта, Развитие команды проекта, Управление командой проекта.</text:span></text:p>
      <text:p text:style-name="P26"><text:span text:style-name="T35">Организационные диаграммы и должностные инструкции. </text:span><text:span text:style-name="T36">Матрица ответственности. Роли и сферы ответственности.</text:span><text:span text:style-name="T29"> </text:span><text:span text:style-name="T37">Инструменты и методы процесса Набор команды проекта: </text:span><text:span text:style-name="T35">предварительное назначение, переговоры, набор персонала, виртуальные команды</text:span><text:span text:style-name="T37">.</text:span></text:p>
      <text:p text:style-name="P25"><text:span text:style-name="T7">Раздел 8. </text:span><text:span text:style-name="T39">Управление рисками</text:span></text:p>
      <text:h text:style-name="P59" text:outline-level="5"><text:span text:style-name="T26">Понятие риска. Виды рисков. </text:span><text:span text:style-name="T40">Идентификация рисков. Методы идентификации рисков. </text:span><text:span text:style-name="T26">Анализ и оценка риска. Варианты реакции на риски: снижение или сохранение риска, </text:span><text:span text:style-name="keyword"><text:span text:style-name="T27">переадресация риска</text:span></text:span><text:span text:style-name="T26">, <text:s/>участие в рисках. </text:span><text:span text:style-name="keyword"><text:span text:style-name="T27">Управление рисками. </text:span></text:span><text:span text:style-name="T26">Создание резервов на случай непредвиденных обстоятельств Сметные резервы. Резервы управления</text:span></text:h>
      <text:h text:style-name="P71" text:outline-level="4"/>
      <text:p text:style-name="P10">4.2. Перечень лабораторных работ</text:p>
      <text:p text:style-name="P40"><text:soft-page-break/>Лабораторная работа №1. Инициация проекта</text:p>
      <text:h text:style-name="P58" text:outline-level="7"><text:span text:style-name="T15">Лабораторная работа №2. Создание иерархической структуры работ (ИСР)</text:span></text:h>
      <text:p text:style-name="P1"><text:span text:style-name="T14">Лабораторная работа №3. Оценка длительности операций</text:span></text:p>
      <text:h text:style-name="P54" text:outline-level="3"><text:span text:style-name="T20">Лабораторная работа №4. Планирование ресурсов и создание назначений</text:span></text:h>
      <text:p text:style-name="P10">4.3. Перечень практических (семинарских) <text:s/>занятий</text:p>
      <text:p text:style-name="P30">Не предусмотрено</text:p>
      <text:p text:style-name="P10">4.4. Перечень заданий по <text:s/>самостоятельной работе студентов (включая курсовой проект, курсовую работу)</text:p>
      <text:list xml:id="list1166721978176714015" text:style-name="WWNum13">
        <text:list-item>
          <text:p text:style-name="P11">подготовка к практическим занятиям;</text:p>
        </text:list-item>
        <text:list-item>
          <text:p text:style-name="P11">подготовка к экзамену;</text:p>
        </text:list-item>
        <text:list-item>
          <text:p text:style-name="P11">проработка отдельных разделов теоретического курса;</text:p>
        </text:list-item>
        <text:list-item>
          <text:p text:style-name="P11">Оформление докладов и презентаций </text:p>
        </text:list-item>
      </text:list>
      <text:p text:style-name="P41"/>
      <text:p text:style-name="P46"><text:span text:style-name="T6">Образовательные технологии, применяемые для реализации программы. </text:span></text:p>
      <text:p text:style-name="P42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p>
      <text:p text:style-name="P44"/>
      <text:p text:style-name="P45">Таблица 2 - <text:s/>Применяемые образовательные технологии <text:s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ext:soft-page-break/>
        <table:table-row table:style-name="Table2.1">
          <table:table-cell table:style-name="Table2.A1" office:value-type="string">
            <text:p text:style-name="P17"><text:span text:style-name="T6">Технологии</text:span></text:p>
          </table:table-cell>
          <table:table-cell table:style-name="Table2.A1" office:value-type="string">
            <text:p text:style-name="P17"><text:span text:style-name="T6">Лекции</text:span></text:p>
          </table:table-cell>
          <table:table-cell table:style-name="Table2.A1" office:value-type="string">
            <text:p text:style-name="P17"><text:span text:style-name="T6">Лаб. раб.</text:span></text:p>
          </table:table-cell>
          <table:table-cell table:style-name="Table2.A1" office:value-type="string">
            <text:p text:style-name="P17"><text:span text:style-name="T6">СРС</text:span></text:p>
          </table:table-cell>
        </table:table-row>
        <table:table-row table:style-name="Table2.1">
          <table:table-cell table:style-name="Table2.A1" office:value-type="string">
            <text:p text:style-name="P17">Групповая дискуссия (применение слайд-материалов с последующей дискуссией по теме лекции </text:p>
          </table:table-cell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7">Проектный метод (работа организуется в виде проекта, задаются этапы и сроки разработки 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4</text:p>
          </table:table-cell>
        </table:table-row>
        <table:table-row table:style-name="Table2.1">
          <table:table-cell table:style-name="Table2.A1" office:value-type="string">
            <text:p text:style-name="P17">Разбор конкретных ситуаций (привлечение собственного опыта для решения проблемы)</text:p>
          </table:table-cell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4</text:p>
          </table:table-cell>
        </table:table-row>
        <table:table-row table:style-name="Table2.1">
          <table:table-cell table:style-name="Table2.A1" office:value-type="string">
            <text:p text:style-name="P17">Работа в команде <text:s/>(групповая разработка моделей, распределение ролей)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4</text:p>
          </table:table-cell>
        </table:table-row>
        <table:table-row table:style-name="Table2.1">
          <table:table-cell table:style-name="Table2.A1" office:value-type="string">
            <text:p text:style-name="P17">Взаимная проверка результатов проектирования, верификация на основе критериев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4</text:p>
          </table:table-cell>
        </table:table-row>
      </table:table>
      <text:p text:style-name="P16"/>
      <text:p text:style-name="P16"/>
      <text:list xml:id="list4599568571184280313" text:style-name="WWNum1">
        <text:list-item>
          <text:p text:style-name="P47"><text:span text:style-name="T6">Оценочные средства и технологии </text:span></text:p>
        </text:list-item>
      </text:list>
      <text:p text:style-name="P48"><text:span text:style-name="T1">1</text:span>. Промежуточное тестирование </text:p>
      <text:p text:style-name="P48">2. Демонстрация моделей и расчётов, выполненных в ходе лабораторных занятий.</text:p>
      <text:p text:style-name="P48">3. Экспресс-тестирование на лекции.</text:p>
      <text:p text:style-name="P48">4. Зачёт.</text:p>
      <text:p text:style-name="P15"/>
      <text:p text:style-name="P12"><text:span text:style-name="T6">7. Рекомендуемое информационное обеспечение дисциплины</text:span></text:p>
      <text:p text:style-name="P68"><text:bookmark-start text:name="_Toc432060228"/>7.1. Основная литература<text:bookmark-end text:name="_Toc432060228"/></text:p>
      <text:list xml:id="list693319057817039646" text:style-name="WWNum23">
        <text:list-item>
          <text:p text:style-name="P53">Снедакер Сьюзан Управление IT-проектом, или Как стать полноценным CIO : [пер. с англ.] / С. Снедакер. - Москва : ДМК, 2009. - 615 с.</text:p>
        </text:list-item>
        <text:list-item>
          <text:p text:style-name="P53">Управление проектами : пер. с англ. / Дж. К. Пинто [и др.]. - СПб. : Питер, 2004. - 463 с. : a-ил. - (Теория и практика менеджмента)</text:p>
        </text:list-item>
      </text:list>
      <text:p text:style-name="P52">7.2. Дополнительная литература</text:p>
      <text:list xml:id="list202651543112150" text:continue-numbering="true" text:style-name="WWNum23">
        <text:list-item>
          <text:p text:style-name="P53">Руководство к Своду знаний по управлению проектами (Руководство PMBOK®).--Пятое издание.</text:p>
        </text:list-item>
        <text:list-item>
          <text:p text:style-name="P53"><text:a xlink:type="simple" xlink:href="http://www.rugost.com/index.php?option=com_content&amp;task=view&amp;id=95&amp;Itemid=53" text:style-name="Internet_20_link" text:visited-style-name="Visited_20_Internet_20_Link">ГОСТ 34.601-90 Автоматизированные системы. Стадии создания. </text:a></text:p>
        </text:list-item>
      </text:list>
      <text:list xml:id="list6068051203168705639" text:style-name="WWNum14">
        <text:list-item>
          <text:p text:style-name="P66"><text:span text:style-name="T21">ГОСТ Р ИСО/МЭК 12207-99 Процессы жизненного цикла программных средств.</text:span></text:p>
        </text:list-item>
        <text:list-item>
          <text:p text:style-name="P19"/>
        </text:list-item>
      </text:list>
      <text:p text:style-name="Standard"/>
      <text:p text:style-name="P70">. <text:span text:style-name="T45">7.3. Электронные образовательные ресурсы</text:span></text:p>
      <text:p text:style-name="P49">Сетевой диск кафедры ВТ </text:p>
      <text:p text:style-name="P50"><text:soft-page-break/></text:p>
      <text:p text:style-name="P8">7.4. Ресурсы сети Интернет</text:p>
      <text:p text:style-name="P43"><text:span text:style-name="T1">http://www.intuit.ru</text:span><text:span text:style-name="T28"> </text:span></text:p>
      <text:p text:style-name="P67"/>
      <text:p text:style-name="P8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yriadPro-BoldCond" svg:font-family="MyriadPro-BoldC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yriadPro-BoldCond1" svg:font-family="MyriadPro-BoldCond" style:font-family-generic="system" style:font-pitch="variable"/>
    <style:font-face style:name="MyriadPro-Cond" svg:font-family="MyriadPro-Cond" style:font-family-generic="system" style:font-pitch="variable"/>
    <style:font-face style:name="Noto Sans Devanagari" svg:font-family="'Noto Sans Devanagari'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line-height="115%" fo:orphans="2" fo:widows="2" fo:keep-with-next="always"/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Маркированный_20_список1" style:display-name="Маркированный список1" style:family="paragraph" style:parent-style-name="Standard" style:default-outline-level="">
      <style:paragraph-properties fo:orphans="2" fo:widows="2" fo:hyphenation-ladder-count="no-limit"/>
      <style:text-properties fo:font-size="10pt" style:font-size-asian="10pt" style:language-asian="ar" style:country-asian="SA" style:font-size-complex="10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IEB_20_Objective_20_Bullet" style:display-name="IEB Objective Bullet" style:family="paragraph" style:parent-style-name="Standard" style:default-outline-level="">
      <style:paragraph-properties fo:margin-left="1.588cm" fo:margin-right="0cm" fo:orphans="2" fo:widows="2" fo:hyphenation-ladder-count="no-limit" fo:text-indent="-0.635cm" style:auto-text-indent="false">
        <style:tab-stops>
          <style:tab-stop style:position="1.588cm"/>
        </style:tab-stops>
      </style:paragraph-properties>
      <style:text-properties style:font-name="Verdana" fo:font-family="Verdana" style:font-family-generic="roman" style:font-pitch="variable" fo:font-size="9pt" fo:language="en" fo:country="US" style:font-size-asian="9pt" style:language-asian="ar" style:country-asian="SA" fo:hyphenate="false" fo:hyphenation-remain-char-count="2" fo:hyphenation-push-char-count="2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/>
    </style:style>
    <style:style style:name="осн_20_часть" style:display-name="осн часть" style:family="paragraph" style:parent-style-name="Standard" style:default-outline-level="">
      <style:paragraph-properties fo:margin-left="0cm" fo:margin-right="0cm" fo:text-align="justify" style:justify-single-word="false" fo:orphans="2" fo:widows="2" fo:text-indent="1.101cm" style:auto-text-indent="false" style:vertical-align="baseline"/>
      <style:text-properties fo:font-size="14pt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orphans="2" fo:widows="2" fo:keep-with-next="always"/>
      <style:text-properties fo:font-size="14pt" fo:font-weight="bold" style:font-size-asian="14pt" style:font-weight-asian="bold"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/>
      <style:text-properties fo:font-weight="bold" style:language-asian="en" style:country-asian="US" style:font-weight-asian="bold" style:font-weight-complex="bold"/>
    </style:style>
    <style:style style:name="ConsPlusTitle" style:family="paragraph" style:default-outline-level="">
      <style:paragraph-properties fo:text-align="start" style:justify-single-word="false" fo:orphans="0" fo:widows="0" style:writing-mode="lr-tb"/>
      <style:text-properties fo:font-size="12pt" fo:font-weight="bold" style:font-size-asian="12pt" style:font-weight-asian="bold" style:font-size-complex="12pt" style:font-weight-complex="bold"/>
    </style:style>
    <style:style style:name="caption" style:family="paragraph" style:parent-style-name="Standard" style:default-outline-level="">
      <style:paragraph-properties fo:margin-left="0cm" fo:margin-right="0cm" fo:text-align="center" style:justify-single-word="false" fo:orphans="2" fo:widows="2" fo:text-indent="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apple-converted-space" style:family="text"/>
    <style:style style:name="long_5f_text1" style:display-name="long_text1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spelling-content-entity" style:family="text"/>
    <style:style style:name="mw-headline" style:family="text"/>
    <style:style style:name="Название_20_Знак" style:display-name="Название Знак" style:family="text"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Абзац_20_списка_20_Знак" style:display-name="Абзац списка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keyword" style:family="text"/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азвание_20_объекта_20_Знак" style:display-name="Название объекта Знак" style:family="text">
      <style:text-properties fo:font-size="16pt" fo:font-weight="bold" style:font-size-asian="16pt" style:font-weight-asian="bold" style:font-size-complex="16pt" style:font-weight-complex="bold"/>
    </style:style>
    <style:style style:name="ft7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4pt" style:font-size-asian="14pt" style:font-size-complex="14pt"/>
    </style:style>
    <style:style style:name="ListLabel_20_22" style:display-name="ListLabel 22" style:family="text">
      <style:text-properties fo:font-size="14pt" style:font-size-asian="14pt" style:font-size-complex="14pt"/>
    </style:style>
    <style:style style:name="ListLabel_20_23" style:display-name="ListLabel 23" style:family="text">
      <style:text-properties fo:font-size="14pt" style:font-size-asian="14pt" style:font-size-complex="14pt"/>
    </style:style>
    <style:style style:name="ListLabel_20_24" style:display-name="ListLabel 24" style:family="text">
      <style:text-properties fo:font-size="14pt" style:font-size-asian="14pt" style:font-size-complex="14pt"/>
    </style:style>
    <style:style style:name="ListLabel_20_25" style:display-name="ListLabel 25" style:family="text">
      <style:text-properties fo:font-size="14pt" style:font-size-asian="14pt" style:font-size-complex="14pt"/>
    </style:style>
    <style:style style:name="ListLabel_20_26" style:display-name="ListLabel 26" style:family="text">
      <style:text-properties fo:font-size="14pt" style:font-size-asian="14pt" style:font-size-complex="14pt"/>
    </style:style>
    <style:style style:name="ListLabel_20_27" style:display-name="ListLabel 27" style:family="text">
      <style:text-properties fo:font-size="14pt" style:font-size-asian="14pt" style:font-size-complex="14pt"/>
    </style:style>
    <style:style style:name="ListLabel_20_28" style:display-name="ListLabel 28" style:family="text">
      <style:text-properties fo:font-size="14pt" style:font-size-asian="14pt" style:font-size-complex="14pt"/>
    </style:style>
    <style:style style:name="ListLabel_20_29" style:display-name="ListLabel 29" style:family="text">
      <style:text-properties fo:font-size="14pt" style:font-size-asian="14pt" style:font-size-complex="14pt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Courier New"/>
      </text:list-level-style-bullet>
      <text:list-level-style-number text:level="3" style:num-suffix=".3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6:00</meta:creation-date>
    <dc:date>2016-08-28T14:56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7" meta:paragraph-count="136" meta:word-count="985" meta:character-count="8040" meta:non-whitespace-character-count="7170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